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ebMvcConfigurationSupport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ebMvcConfigurationSupport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ExtensionTests.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WebMvcConfigurationSupport.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ExtensionTests.handle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configureContentNegotiation( ContentNegotiation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addInterceptors( Intercepto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ExtensionTests.webBinding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WebMvcConfigurationSupport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MvcConfigurationSupport.configure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ExtensionTests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WebMvcConfigurationSupport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extend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resolveMessageCodes( String errorCode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ExtensionTests.exception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WebMvcConfigurationSupport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ationSupportExtensionTests.requestMappingHandlerAdap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WebMvcConfigurationSupport.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Exten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WebMvcConfigurationSupport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MvcConfigurationSupport.get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MvcConfigurationSupportExtensionTests.cross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ebMvcConfigurationSupport.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